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ela1" style:family="table">
      <style:table-properties style:width="14.993cm" fo:margin-left="0.009cm" fo:margin-top="0cm" fo:margin-bottom="0cm" table:align="left" style:writing-mode="lr-tb"/>
    </style:style>
    <style:style style:name="Tabela1.A" style:family="table-column">
      <style:table-column-properties style:column-width="1.069cm"/>
    </style:style>
    <style:style style:name="Tabela1.B" style:family="table-column">
      <style:table-column-properties style:column-width="1.071cm"/>
    </style:style>
    <style:style style:name="Tabela1.C" style:family="table-column">
      <style:table-column-properties style:column-width="1.065cm"/>
    </style:style>
    <style:style style:name="Tabela1.G" style:family="table-column">
      <style:table-column-properties style:column-width="0.885cm"/>
    </style:style>
    <style:style style:name="Tabela1.H" style:family="table-column">
      <style:table-column-properties style:column-width="1.256cm"/>
    </style:style>
    <style:style style:name="Tabela1.I" style:family="table-column">
      <style:table-column-properties style:column-width="1.074cm"/>
    </style:style>
    <style:style style:name="Tabela1.K" style:family="table-column">
      <style:table-column-properties style:column-width="1.106cm"/>
    </style:style>
    <style:style style:name="Tabela1.L" style:family="table-column">
      <style:table-column-properties style:column-width="1.034cm"/>
    </style:style>
    <style:style style:name="Tabela1.N" style:family="table-column">
      <style:table-column-properties style:column-width="1.08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0.99cm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left="0cm" fo:margin-right="0.635cm" fo:text-indent="0cm" style:auto-text-indent="false">
        <style:tab-stops>
          <style:tab-stop style:position="7.795cm" style:type="center"/>
          <style:tab-stop style:position="16.503cm" style:type="right"/>
        </style:tab-stops>
      </style:paragraph-properties>
      <style:text-properties style:font-name="Arial Black" fo:font-size="9pt" style:font-size-asian="9pt" style:font-size-complex="9pt"/>
    </style:style>
    <style:style style:name="P2" style:family="paragraph" style:parent-style-name="Header">
      <style:paragraph-properties fo:margin-left="0cm" fo:margin-right="0.635cm" fo:text-indent="0cm" style:auto-text-indent="false">
        <style:tab-stops>
          <style:tab-stop style:position="1.614cm"/>
          <style:tab-stop style:position="7.795cm" style:type="center"/>
          <style:tab-stop style:position="16.503cm" style:type="right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2pt" fo:language="pt" fo:country="BR" fo:font-weight="bold" style:letter-kerning="false" style:font-size-asian="12pt" style:language-asian="en" style:country-asian="US" style:font-weight-asian="bold" style:font-name-complex="Arial1" style:font-size-complex="12pt" style:language-complex="ar" style:country-complex="SA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fo:font-weight="bold" officeooo:rsid="001dfc51" officeooo:paragraph-rsid="001dfc51" style:letter-kerning="false" fo:background-color="#00a933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fo:font-weight="bold" officeooo:rsid="0022a611" officeooo:paragraph-rsid="0022a611" style:letter-kerning="false" fo:background-color="#00a933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fo:font-weight="bold" officeooo:rsid="00208985" officeooo:paragraph-rsid="00208985" style:letter-kerning="false" fo:background-color="#00a933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fo:font-weight="bold" officeooo:rsid="001f3492" officeooo:paragraph-rsid="001f3492" style:letter-kerning="false" fo:background-color="#00a933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fo:font-weight="bold" officeooo:rsid="0020f471" officeooo:paragraph-rsid="0020f471" style:letter-kerning="false" fo:background-color="#00a933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fo:font-weight="bold" officeooo:rsid="0020f471" officeooo:paragraph-rsid="0020f471" style:letter-kerning="false" fo:background-color="#00a933" style:font-name-asian="Calibri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1pt" fo:language="pt" fo:country="BR" fo:font-weight="bold" officeooo:rsid="0023bbe9" officeooo:paragraph-rsid="0023bbe9" style:letter-kerning="false" fo:background-color="#00a933" style:font-name-asian="Calibri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P17" style:family="paragraph" style:parent-style-name="List_20_Paragraph" style:list-style-name="WWNum11">
      <style:paragraph-properties fo:margin-top="0cm" fo:margin-bottom="0cm" style:contextual-spacing="true" fo:line-height="100%" fo:text-align="justify" style:justify-single-word="false"/>
    </style:style>
    <style:style style:name="P18" style:family="paragraph" style:parent-style-name="List_20_Paragraph" style:list-style-name="WWNum11">
      <style:paragraph-properties fo:margin-top="0cm" fo:margin-bottom="0cm" style:contextual-spacing="true" fo:line-height="10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19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P20" style:family="paragraph" style:parent-style-name="List_20_Paragraph">
      <style:paragraph-properties fo:margin-top="0cm" fo:margin-bottom="0cm" style:contextual-spacing="true" fo:line-height="100%" fo:text-align="justify" style:justify-single-word="false"/>
      <style:text-properties style:font-name="Arial" fo:font-size="12pt" fo:font-weight="bold" fo:background-color="#ffff00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weight="bold" style:font-weight-asian="bold" style:font-name-complex="Arial1" style:font-weight-complex="bold"/>
    </style:style>
    <style:style style:name="T2" style:family="text">
      <style:text-properties style:font-name="Arial" fo:font-weight="bold" officeooo:rsid="001ca852" style:font-weight-asian="bold" style:font-name-complex="Arial1" style:font-weight-complex="bold"/>
    </style:style>
    <style:style style:name="T3" style:family="text">
      <style:text-properties style:font-name="Arial" fo:font-weight="bold" fo:background-color="#ffff00" loext:char-shading-value="0" style:font-weight-asian="bold" style:font-name-complex="Arial1" style:font-weight-complex="bold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5" style:family="text">
      <style:text-properties style:font-name="Arial Black" fo:font-size="10pt" fo:font-weight="bold" officeooo:rsid="001ca852" style:font-size-asian="10pt" style:font-weight-asian="bold" style:font-name-complex="Arial1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Acadêmico (a): </text:span><text:span text:style-name="T2">Cauã Filipe Graff</text:span></text:p>
      <text:p text:style-name="P2"><text:span text:style-name="T3">Campus:</text:span><text:span text:style-name="T1"> </text:span><text:span text:style-name="T5">Concórdia</text:span></text:p>
      <text:p text:style-name="P3">Disciplina: Psicologia Organizacional</text:p>
      <text:p text:style-name="P3">2° semestre de Administração e Engenharia de Software</text:p>
      <text:p text:style-name="P3">Professora: Mônica Raquel Cunha Aguilar</text:p>
      <text:p text:style-name="P3">Data: 28/09/2022</text:p>
      <text:p text:style-name="P3">Valor da Prova: 7,0 (14 questões de 0,5 pontos cada)</text:p>
      <text:p text:style-name="P3"/>
      <text:p text:style-name="P4">ATENÇÃO: </text:p>
      <text:p text:style-name="P4"/>
      <text:list xml:id="list568197774" text:style-name="WWNum11">
        <text:list-item>
          <text:p text:style-name="P18">PREENCHA O CABEÇALHO ACIMA COM SEU NOME E CAMPUS. </text:p>
        </text:list-item>
        <text:list-item>
          <text:p text:style-name="P18">TRANSFORME ESSE DOCUMENTO EM PDF AO ENVIAR. </text:p>
        </text:list-item>
        <text:list-item>
          <text:p text:style-name="P17"><text:span text:style-name="T4">ENVIAR AO E-MAIL </text:span><text:a xlink:type="simple" xlink:href="mailto:monica.cunha@professor.unc.br" text:style-name="Internet_20_link" text:visited-style-name="Visited_20_Internet_20_Link"><text:span text:style-name="Internet_20_link"><text:span text:style-name="T4">monica.cunha@professor.unc.br</text:span></text:span></text:a></text:p>
        </text:list-item>
        <text:list-item>
          <text:p text:style-name="P18">AO ENVIAR O EMAIL COLOQUE COMO TÍTULO DO EMAIL: </text:p>
        </text:list-item>
      </text:list>
      <text:p text:style-name="P19">PROVA + PCD + (NOME) + (CIDADE)</text:p>
      <text:p text:style-name="P20">EX: Prova Psicologia Organizacional Susan Concórdia</text:p>
      <text:p text:style-name="P3"/>
      <text:p text:style-name="P3"/>
      <text:p text:style-name="P5">FOLHA DE RESPOSTA</text:p>
      <text:p text:style-name="P5">AVALIAÇÃO BIMESTRAL PSICOLOGIA ORGANIZACIONAL</text:p>
      <text:p text:style-name="P5">M1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A"/>
        <table:table-column table:style-name="Tabela1.B"/>
        <table:table-column table:style-name="Tabela1.G"/>
        <table:table-column table:style-name="Tabela1.H"/>
        <table:table-column table:style-name="Tabela1.I"/>
        <table:table-column table:style-name="Tabela1.B"/>
        <table:table-column table:style-name="Tabela1.K"/>
        <table:table-column table:style-name="Tabela1.L"/>
        <table:table-column table:style-name="Tabela1.B"/>
        <table:table-column table:style-name="Tabela1.N"/>
        <table:table-row table:style-name="Tabela1.1">
          <table:table-cell table:style-name="Tabela1.A1" office:value-type="string">
            <text:p text:style-name="P6">1</text:p>
          </table:table-cell>
          <table:table-cell table:style-name="Tabela1.A1" office:value-type="string">
            <text:p text:style-name="P6">2</text:p>
          </table:table-cell>
          <table:table-cell table:style-name="Tabela1.A1" office:value-type="string">
            <text:p text:style-name="P6">3</text:p>
          </table:table-cell>
          <table:table-cell table:style-name="Tabela1.A1" office:value-type="string">
            <text:p text:style-name="P6">4</text:p>
          </table:table-cell>
          <table:table-cell table:style-name="Tabela1.A1" office:value-type="string">
            <text:p text:style-name="P6">5</text:p>
          </table:table-cell>
          <table:table-cell table:style-name="Tabela1.A1" office:value-type="string">
            <text:p text:style-name="P6">6</text:p>
          </table:table-cell>
          <table:table-cell table:style-name="Tabela1.A1" office:value-type="string">
            <text:p text:style-name="P6">7</text:p>
          </table:table-cell>
          <table:table-cell table:style-name="Tabela1.A1" office:value-type="string">
            <text:p text:style-name="P6">8</text:p>
          </table:table-cell>
          <table:table-cell table:style-name="Tabela1.A1" office:value-type="string">
            <text:p text:style-name="P6">9</text:p>
          </table:table-cell>
          <table:table-cell table:style-name="Tabela1.A1" office:value-type="string">
            <text:p text:style-name="P6">10</text:p>
          </table:table-cell>
          <table:table-cell table:style-name="Tabela1.A1" office:value-type="string">
            <text:p text:style-name="P6">11</text:p>
          </table:table-cell>
          <table:table-cell table:style-name="Tabela1.A1" office:value-type="string">
            <text:p text:style-name="P6">12</text:p>
          </table:table-cell>
          <table:table-cell table:style-name="Tabela1.A1" office:value-type="string">
            <text:p text:style-name="P6">13</text:p>
          </table:table-cell>
          <table:table-cell table:style-name="Tabela1.A1" office:value-type="string">
            <text:p text:style-name="P6">14</text:p>
          </table:table-cell>
        </table:table-row>
        <table:table-row table:style-name="Tabela1.2">
          <table:table-cell table:style-name="Tabela1.A2" office:value-type="string">
            <text:p text:style-name="P10">A</text:p>
          </table:table-cell>
          <table:table-cell table:style-name="Tabela1.A2" office:value-type="string">
            <text:p text:style-name="P11">C</text:p>
          </table:table-cell>
          <table:table-cell table:style-name="Tabela1.A2" office:value-type="string">
            <text:p text:style-name="P12">B</text:p>
          </table:table-cell>
          <table:table-cell table:style-name="Tabela1.A2" office:value-type="string">
            <text:p text:style-name="P13">D</text:p>
          </table:table-cell>
          <table:table-cell table:style-name="Tabela1.A2" office:value-type="string">
            <text:p text:style-name="P13">E</text:p>
          </table:table-cell>
          <table:table-cell table:style-name="Tabela1.A2" office:value-type="string">
            <text:p text:style-name="P12">E</text:p>
          </table:table-cell>
          <table:table-cell table:style-name="Tabela1.A2" office:value-type="string">
            <text:p text:style-name="P15">C</text:p>
          </table:table-cell>
          <table:table-cell table:style-name="Tabela1.A2" office:value-type="string">
            <text:p text:style-name="P12">B</text:p>
          </table:table-cell>
          <table:table-cell table:style-name="Tabela1.A2" office:value-type="string">
            <text:p text:style-name="P16">C</text:p>
          </table:table-cell>
          <table:table-cell table:style-name="Tabela1.A2" office:value-type="string">
            <text:p text:style-name="P12">D</text:p>
          </table:table-cell>
          <table:table-cell table:style-name="Tabela1.A2" office:value-type="string">
            <text:p text:style-name="P12">E</text:p>
          </table:table-cell>
          <table:table-cell table:style-name="Tabela1.A2" office:value-type="string">
            <text:p text:style-name="P14">D</text:p>
          </table:table-cell>
          <table:table-cell table:style-name="Tabela1.A2" office:value-type="string">
            <text:p text:style-name="P13">D</text:p>
          </table:table-cell>
          <table:table-cell table:style-name="Tabela1.A2" office:value-type="string">
            <text:p text:style-name="P15">C</text:p>
          </table:table-cell>
        </table:table-row>
      </table:table>
      <text:p text:style-name="P4"/>
      <text:p text:style-name="P4">RELEMBRANDO COMO SERÁ FECHADA A M1:</text:p>
      <text:p text:style-name="P4">A NOTA SERÁ INSERIDA NO EMESTRE ATÉ O DIA 05/10/2022</text:p>
      <text:p text:style-name="P4"/>
      <text:p text:style-name="P4">14/09/2022 Trabalhos mecanismos de defesa em músicas (3,0)</text:p>
      <text:p text:style-name="P4">28/09/2022 Avaliação M1 (7,0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1" fo:font-family="Tahoma" style:font-family-generic="roman" style:font-pitch="variable" fo:font-size="8pt" style:font-size-asian="8pt" style:font-name-complex="Tahoma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o_20_de_20_balão_20_Char" style:display-name="Texto de balão Char" style:family="text" style:parent-style-name="Default_20_Paragraph_20_Font">
      <style:text-properties style:font-name="Tahoma1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font-name-complex="Tahoma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use-window-font-color="true" loext:opacity="0%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loext:num-list-format="" style:num-suffix="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loext:num-list-format="" style:num-suffix="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loext:num-list-format="" style:num-suffix="" text:bullet-char="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" style:num-suffix="" text:bullet-char="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loext:num-list-format="" style:num-suffix="" text:bullet-char="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loext:num-list-format="" style:num-suffix="" text:bullet-char="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loext:num-list-format="" style:num-suffix="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loext:num-list-format="" style:num-suffix="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loext:num-list-format="" style:num-suffix="" text:bullet-char="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" style:num-suffix="" text:bullet-char="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loext:num-list-format="" style:num-suffix="" text:bullet-char="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loext:num-list-format="" style:num-suffix="" text:bullet-char="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loext:num-list-format="" style:num-suffix="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loext:num-list-format="" style:num-suffix="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loext:num-list-format="" style:num-suffix="" text:bullet-char="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" style:num-suffix="" text:bullet-char="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loext:num-list-format="" style:num-suffix="" text:bullet-char="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loext:num-list-format="" style:num-suffix="" text:bullet-char="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loext:num-list-format="" style:num-suffix="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loext:num-list-format="" style:num-suffix="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loext:num-list-format="" style:num-suffix="" text:bullet-char="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" style:num-suffix="" text:bullet-char="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loext:num-list-format="" style:num-suffix="" text:bullet-char="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loext:num-list-format="" style:num-suffix="" text:bullet-char="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loext:num-list-format="" style:num-suffix="" text:bullet-char="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loext:num-list-format="" style:num-suffix="" text:bullet-char="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loext:num-list-format="" style:num-suffix="" text:bullet-char="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loext:num-list-format="" style:num-suffix="" text:bullet-char="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loext:num-list-format="" style:num-suffix="" text:bullet-char="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loext:num-list-format="" style:num-suffix="" text:bullet-char="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loext:num-list-format="" style:num-suffix="" text:bullet-char="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(%1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a Clara Muller Hoff</meta:initial-creator>
    <meta:editing-cycles>5</meta:editing-cycles>
    <meta:print-date>2020-06-04T21:35:00</meta:print-date>
    <meta:creation-date>2022-09-28T17:31:00</meta:creation-date>
    <dc:date>2022-10-05T19:24:51.980000000</dc:date>
    <meta:editing-duration>PT16M21S</meta:editing-duration>
    <meta:generator>LibreOffice/7.2.1.2$Windows_X86_64 LibreOffice_project/87b77fad49947c1441b67c559c339af8f3517e22</meta:generator>
    <meta:document-statistic meta:table-count="1" meta:image-count="0" meta:object-count="0" meta:page-count="1" meta:paragraph-count="49" meta:word-count="146" meta:character-count="800" meta:non-whitespace-character-count="703"/>
    <meta:user-defined meta:name="AppVersion">16.0000</meta:user-defined>
    <meta:template xlink:type="simple" xlink:actuate="onRequest" xlink:title="Normal" xlink:href=""/>
  </office:meta>
</office:document-meta>
</file>